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Amanda Brown</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Amanda Brown,</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Amanda Brown</text:p>
      <text:p text:style-name="NormalStyle"><text:span text:style-name="BoldStyle">Email: </text:span>amandabrown@theagentcompany.com</text:p>
      <text:p text:style-name="NormalStyle"><text:span text:style-name="BoldStyle">Job Title: </text:span>Sales Executive</text:p>
      <text:p text:style-name="NormalStyle"><text:span text:style-name="BoldStyle">Current Salary: </text:span>$72,000</text:p>
      <text:p text:style-name="NormalStyle"><text:span text:style-name="BoldStyle">New Salary: </text:span>$76,320</text:p>
      <text:p text:style-name="NormalStyle"><text:span text:style-name="BoldStyle">Percentage Increase: </text:span>6%</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